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chor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table:formula="of:=SUM([.B2:.B99])" office:value-type="float" office:value="512" calcext:value-type="float">
            <text:p>512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F_rev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_Fla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eader_E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_Header_LB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condary_Header_LB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space_Leng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space_LB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_PD_Entri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_VD_Entri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_Partition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guration_Record_Lengt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_Primary_Element_Entri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oller_Data_Secti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_Disk_Records_Secti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tual_Disk_Records_Secti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tion_Records_Secti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_Disk_Data_Secti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M_Log_Secti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nostic_Spac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dor_Specific_Logs_Sect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/>
        </table:table-row>
      </table:table>
      <table:table table:name="pdr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table:formula="of:=SUM([.B2:.B99])" office:value-type="float" office:value="64" calcext:value-type="float">
            <text:p>64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pulated_PD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_PDE_Support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served</text:p>
          </table:table-cell>
        </table:table-row>
      </table:table>
      <table:table table:name="pde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table:formula="of:=SUM([.B2:.B99])" office:value-type="float" office:value="64" calcext:value-type="float">
            <text:p>64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D_GU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D_Referenc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D_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D_St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ured_Si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th_Inform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k_Siz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</table:table-row>
      </table:table>
      <table:table table:name="vdr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table:formula="of:=SUM([.B2:.B99])" office:value-type="float" office:value="64" calcext:value-type="float">
            <text:p>64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pulated_VD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_VDE_Support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served</text:p>
          </table:table-cell>
        </table:table-row>
      </table:table>
      <table:table table:name="vde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table:formula="of:=SUM([.B2:.B99])" office:value-type="float" office:value="64" calcext:value-type="float">
            <text:p>64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D_GU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D_Numbe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D_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_St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_Sta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ly_Optimal_Drive_Failures_Remain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D_Name</text:p>
          </table:table-cell>
        </table:table-row>
      </table:table>
      <table:table table:name="vdcr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table:formula="of:=SUM([.B2:.B99])" office:value-type="float" office:value="512" calcext:value-type="float">
            <text:p>512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D_GU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quence_Numb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_Element_Cou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p_Si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_RAID_Lev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D_Level_Qualif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_Element_Cou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_Element_Seq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_RAID_Lev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k_Cou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D_Siz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k_Siz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sociated_Spar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_Ra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Vendor Specific Scratch Sp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an Azabani</meta:initial-creator>
    <meta:creation-date>2023-07-09T16:23:37.378997422</meta:creation-date>
    <dc:date>2023-07-09T18:55:07.917443577</dc:date>
    <dc:creator>Delan Azabani</dc:creator>
    <meta:editing-duration>PT29M42S</meta:editing-duration>
    <meta:editing-cycles>5</meta:editing-cycles>
    <meta:generator>LibreOffice/7.3.7.2$Linux_X86_64 LibreOffice_project/30$Build-2</meta:generator>
    <meta:document-statistic meta:table-count="6" meta:cell-count="289" meta:object-count="0"/>
  </office:meta>
</office:document-meta>
</file>